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6cm" fo:margin-left="-0.208cm" table:align="left" style:writing-mode="lr-tb"/>
    </style:style>
    <style:style style:name="Таблица1.A" style:family="table-column">
      <style:table-column-properties style:column-width="4.307cm"/>
    </style:style>
    <style:style style:name="Таблица1.B" style:family="table-column">
      <style:table-column-properties style:column-width="2.087cm"/>
    </style:style>
    <style:style style:name="Таблица1.C" style:family="table-column">
      <style:table-column-properties style:column-width="2.602cm"/>
    </style:style>
    <style:style style:name="Таблица1.D" style:family="table-column">
      <style:table-column-properties style:column-width="4.24cm"/>
    </style:style>
    <style:style style:name="Таблица1.E" style:family="table-column">
      <style:table-column-properties style:column-width="3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617cm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19650"/>
    </style:style>
    <style:style style:name="P2" style:family="paragraph" style:parent-style-name="Мой_20_подзаголовок">
      <style:paragraph-properties fo:text-align="start" style:justify-single-word="false"/>
      <style:text-properties fo:font-size="10pt" fo:font-weight="normal" officeooo:paragraph-rsid="00019650" style:font-size-asian="10pt" style:font-weight-asian="normal" style:font-size-complex="10pt"/>
    </style:style>
    <style:style style:name="P3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19650" style:font-size-asian="10pt" style:font-weight-asian="normal" style:font-size-complex="10pt"/>
    </style:style>
    <style:style style:name="P4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687bd" style:font-size-asian="10pt" style:font-weight-asian="normal" style:font-size-complex="10pt" style:font-weight-complex="normal"/>
    </style:style>
    <style:style style:name="P5" style:family="paragraph" style:parent-style-name="Мой_20_подзаголовок">
      <style:paragraph-properties fo:text-align="start" style:justify-single-word="false"/>
      <style:text-properties fo:font-size="10pt" fo:font-weight="normal" officeooo:rsid="00061b07" officeooo:paragraph-rsid="00061b07" style:font-size-asian="10pt" style:font-weight-asian="normal" style:font-size-complex="10pt"/>
    </style:style>
    <style:style style:name="P6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19650" style:font-size-asian="10pt" style:font-weight-asian="normal" style:font-size-complex="10pt" style:font-weight-complex="normal"/>
    </style:style>
    <style:style style:name="P7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40a7b" style:font-size-asian="10pt" style:font-weight-asian="normal" style:font-size-complex="10pt" style:font-weight-complex="normal"/>
    </style:style>
    <style:style style:name="P8" style:family="paragraph" style:parent-style-name="Мой_20_подзаголовок">
      <style:paragraph-properties fo:text-align="start" style:justify-single-word="false"/>
      <style:text-properties officeooo:paragraph-rsid="00019650"/>
    </style:style>
    <style:style style:name="P9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19650" style:font-size-asian="10pt" style:font-weight-asian="normal" style:font-size-complex="10pt"/>
    </style:style>
    <style:style style:name="P10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19650" style:font-size-asian="10pt" style:font-weight-asian="normal" style:font-size-complex="10pt" style:font-weight-complex="normal"/>
    </style:style>
    <style:style style:name="P11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7f987" style:font-size-asian="10pt" style:font-weight-asian="normal" style:font-size-complex="10pt" style:font-weight-complex="normal"/>
    </style:style>
    <style:style style:name="P12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7f987" officeooo:paragraph-rsid="0007f987" style:font-size-asian="10pt" style:font-weight-asian="normal" style:font-size-complex="10pt" style:font-weight-complex="normal"/>
    </style:style>
    <style:style style:name="P13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7f987" officeooo:paragraph-rsid="0007fb16" style:font-size-asian="10pt" style:font-weight-asian="normal" style:font-size-complex="10pt" style:font-weight-complex="normal"/>
    </style:style>
    <style:style style:name="P14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7f987" officeooo:paragraph-rsid="00096020" style:font-size-asian="10pt" style:font-weight-asian="normal" style:font-size-complex="10pt" style:font-weight-complex="normal"/>
    </style:style>
    <style:style style:name="P15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7fb16" officeooo:paragraph-rsid="0007fb16" style:font-size-asian="10pt" style:font-weight-asian="normal" style:font-size-complex="10pt" style:font-weight-complex="normal"/>
    </style:style>
    <style:style style:name="P16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7f987" officeooo:paragraph-rsid="0007f987" style:font-size-asian="10pt" style:font-weight-asian="normal" style:font-size-complex="10pt"/>
    </style:style>
    <style:style style:name="P17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96020" officeooo:paragraph-rsid="00096020" style:font-size-asian="10pt" style:font-weight-asian="normal" style:font-size-complex="10pt"/>
    </style:style>
    <style:style style:name="P18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279ff" officeooo:paragraph-rsid="00061b07" style:font-size-asian="10pt" style:font-weight-asian="normal" style:font-size-complex="10pt" style:font-weight-complex="normal"/>
    </style:style>
    <style:style style:name="P19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279ff" officeooo:paragraph-rsid="0007f987" style:font-size-asian="10pt" style:font-weight-asian="normal" style:font-size-complex="10pt" style:font-weight-complex="normal"/>
    </style:style>
    <style:style style:name="P20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279ff" officeooo:paragraph-rsid="0007fb16" style:font-size-asian="10pt" style:font-weight-asian="normal" style:font-size-complex="10pt" style:font-weight-complex="normal"/>
    </style:style>
    <style:style style:name="P21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7f987" officeooo:paragraph-rsid="0007f987" style:font-size-asian="10pt" style:font-weight-asian="normal" style:font-size-complex="10pt" style:font-weight-complex="normal"/>
    </style:style>
    <style:style style:name="P22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7f987" officeooo:paragraph-rsid="0007fb16" style:font-size-asian="10pt" style:font-weight-asian="normal" style:font-size-complex="10pt" style:font-weight-complex="normal"/>
    </style:style>
    <style:style style:name="P23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19650" style:font-size-asian="10pt" style:font-weight-asian="normal" style:font-size-complex="10pt" style:font-weight-complex="normal"/>
    </style:style>
    <style:style style:name="P24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40a7b" style:font-size-asian="10pt" style:font-weight-asian="normal" style:font-size-complex="10pt" style:font-weight-complex="normal"/>
    </style:style>
    <style:style style:name="P25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7f987" style:font-size-asian="10pt" style:font-weight-asian="normal" style:font-size-complex="10pt" style:font-weight-complex="normal"/>
    </style:style>
    <style:style style:name="P26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7fb16" style:font-size-asian="10pt" style:font-weight-asian="normal" style:font-size-complex="10pt" style:font-weight-complex="normal"/>
    </style:style>
    <style:style style:name="P27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96020" style:font-size-asian="10pt" style:font-weight-asian="normal" style:font-size-complex="10pt" style:font-weight-complex="normal"/>
    </style:style>
    <style:style style:name="P28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7fb16" officeooo:paragraph-rsid="0007fb16" style:font-size-asian="10pt" style:font-weight-asian="normal" style:font-size-complex="10pt" style:font-weight-complex="normal"/>
    </style:style>
    <style:style style:name="P29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7fb16" officeooo:paragraph-rsid="00096020" style:font-size-asian="10pt" style:font-weight-asian="normal" style:font-size-complex="10pt" style:font-weight-complex="normal"/>
    </style:style>
    <style:style style:name="P30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96020" officeooo:paragraph-rsid="00096020" style:font-size-asian="10pt" style:font-weight-asian="normal" style:font-size-complex="10pt" style:font-weight-complex="normal"/>
    </style:style>
    <style:style style:name="P31" style:family="paragraph" style:parent-style-name="Мой_20_подзаголовок">
      <style:paragraph-properties fo:text-align="start" style:justify-single-word="false"/>
      <style:text-properties fo:font-size="10pt" fo:font-weight="normal" officeooo:paragraph-rsid="0007f987" style:font-size-asian="10pt" style:font-weight-asian="normal" style:font-size-complex="10pt" style:font-weight-complex="normal"/>
    </style:style>
    <style:style style:name="P32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687bd" style:font-size-asian="10pt" style:font-weight-asian="normal" style:font-size-complex="10pt" style:font-weight-complex="normal"/>
    </style:style>
    <style:style style:name="P33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7f987" style:font-size-asian="10pt" style:font-weight-asian="normal" style:font-size-complex="10pt" style:font-weight-complex="normal"/>
    </style:style>
    <style:style style:name="P34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7fb16" style:font-size-asian="10pt" style:font-weight-asian="normal" style:font-size-complex="10pt" style:font-weight-complex="normal"/>
    </style:style>
    <style:style style:name="P35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61b07" style:font-size-asian="10pt" style:font-weight-asian="normal" style:font-size-complex="10pt" style:font-weight-complex="normal"/>
    </style:style>
    <style:style style:name="P36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96020" style:font-size-asian="10pt" style:font-weight-asian="normal" style:font-size-complex="10pt" style:font-weight-complex="normal"/>
    </style:style>
    <style:style style:name="P37" style:family="paragraph" style:parent-style-name="Мой_20_подзаголовок">
      <style:paragraph-properties fo:text-align="start" style:justify-single-word="false"/>
      <style:text-properties fo:font-size="10pt" fo:font-weight="normal" officeooo:rsid="0007f987" officeooo:paragraph-rsid="0007f987" style:font-size-asian="10pt" style:font-weight-asian="normal" style:font-size-complex="10pt"/>
    </style:style>
    <style:style style:name="P38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7f987" style:font-size-asian="10pt" style:font-weight-asian="normal" style:font-size-complex="10pt"/>
    </style:style>
    <style:style style:name="P39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19650" style:font-size-asian="10pt" style:font-weight-asian="normal" style:font-size-complex="10pt"/>
    </style:style>
    <style:style style:name="P40" style:family="paragraph" style:parent-style-name="Мой_20_подзаголовок">
      <style:paragraph-properties fo:text-align="start" style:justify-single-word="false"/>
      <style:text-properties fo:font-size="10pt" fo:font-weight="normal" officeooo:rsid="0007fb16" officeooo:paragraph-rsid="0007fb16" style:font-size-asian="10pt" style:font-weight-asian="normal" style:font-size-complex="10pt"/>
    </style:style>
    <style:style style:name="P41" style:family="paragraph" style:parent-style-name="Мой_20_подзаголовок">
      <style:paragraph-properties fo:text-align="start" style:justify-single-word="false"/>
      <style:text-properties fo:font-size="10pt" fo:font-weight="normal" officeooo:rsid="00096020" officeooo:paragraph-rsid="00096020" style:font-size-asian="10pt" style:font-weight-asian="normal" style:font-size-complex="10pt"/>
    </style:style>
    <style:style style:name="T1" style:family="text">
      <style:text-properties fo:font-weight="normal" style:font-weight-asian="normal"/>
    </style:style>
    <style:style style:name="T2" style:family="text">
      <style:text-properties fo:language="en" fo:country="US" fo:font-weight="normal" style:font-weight-asian="normal"/>
    </style:style>
    <style:style style:name="T3" style:family="text">
      <style:text-properties fo:language="en" fo:country="US" officeooo:rsid="0007fb16"/>
    </style:style>
    <style:style style:name="T4" style:family="text">
      <style:text-properties fo:language="en" fo:country="US" officeooo:rsid="00096020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48f25"/>
    </style:style>
    <style:style style:name="T7" style:family="text">
      <style:text-properties officeooo:rsid="000279ff"/>
    </style:style>
    <style:style style:name="T8" style:family="text">
      <style:text-properties fo:font-size="10pt" fo:font-weight="normal" officeooo:rsid="00019650" style:font-size-asian="10pt" style:font-weight-asian="normal" style:font-size-complex="10pt" style:font-weight-complex="normal"/>
    </style:style>
    <style:style style:name="T9" style:family="text">
      <style:text-properties fo:font-size="10pt" fo:language="ru" fo:country="RU" fo:font-weight="normal" officeooo:rsid="000279ff" style:font-size-asian="10pt" style:font-weight-asian="normal" style:font-size-complex="10pt" style:font-weight-complex="normal"/>
    </style:style>
    <style:style style:name="T10" style:family="text">
      <style:text-properties officeooo:rsid="00048f25"/>
    </style:style>
    <style:style style:name="T11" style:family="text">
      <style:text-properties officeooo:rsid="00061b07"/>
    </style:style>
    <style:style style:name="T12" style:family="text">
      <style:text-properties officeooo:rsid="000687bd"/>
    </style:style>
    <style:style style:name="T13" style:family="text">
      <style:text-properties officeooo:rsid="0007f987"/>
    </style:style>
    <style:style style:name="T14" style:family="text">
      <style:text-properties officeooo:rsid="0007fb16"/>
    </style:style>
    <style:style style:name="T15" style:family="text">
      <style:text-properties officeooo:rsid="000960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Название или № теста</text:p>
          </table:table-cell>
          <table:table-cell table:style-name="Таблица1.A1" office:value-type="string">
            <text:p text:style-name="P8">Набор входных данных</text:p>
          </table:table-cell>
          <table:table-cell table:style-name="Таблица1.A1" office:value-type="string">
            <text:p text:style-name="P8">Оракулы теста</text:p>
          </table:table-cell>
          <table:table-cell table:style-name="Таблица1.A1" office:value-type="string">
            <text:p text:style-name="P8">Цель теста</text:p>
          </table:table-cell>
          <table:table-cell table:style-name="Таблица1.E1" office:value-type="string">
            <text:p text:style-name="P8">Методологии</text:p>
          </table:table-cell>
        </table:table-row>
        <table:table-row table:style-name="Таблица1.2">
          <table:table-cell table:style-name="Таблица1.A1" office:value-type="string">
            <text:p text:style-name="P9">1. IsolatedIntegralConstantIsCorrect</text:p>
          </table:table-cell>
          <table:table-cell table:style-name="Таблица1.A1" office:value-type="string">
            <text:p text:style-name="P9">1234</text:p>
            <text:p text:style-name="P16">0</text:p>
            <text:p text:style-name="P16">001</text:p>
          </table:table-cell>
          <table:table-cell table:style-name="Таблица1.A1" office:value-type="string">
            <text:p text:style-name="P16">result_correct</text:p>
          </table:table-cell>
          <table:table-cell table:style-name="Таблица1.A1" office:value-type="string">
            <text:p text:style-name="P37">Изолированная целочисленная константа – корректное выражение</text:p>
            <text:p text:style-name="P40">+Независимо от длины или значения десятичного целого числа</text:p>
          </table:table-cell>
          <table:table-cell table:style-name="Таблица1.E1" office:value-type="string">
            <text:p text:style-name="P2">Метод <text:span text:style-name="T13">эквивалентных классов</text:span></text:p>
          </table:table-cell>
        </table:table-row>
        <table:table-row table:style-name="Таблица1.2">
          <table:table-cell table:style-name="Таблица1.A3" office:value-type="string">
            <text:p text:style-name="P3">2. IsolatedFunctionIsCorrect</text:p>
          </table:table-cell>
          <table:table-cell table:style-name="Таблица1.A3" office:value-type="string">
            <text:p text:style-name="P10"><text:span text:style-name="T13">a</text:span>bs(10)</text:p>
            <text:p text:style-name="P10"><text:span text:style-name="T13">log</text:span>(10)</text:p>
            <text:p text:style-name="P10"><text:span text:style-name="T13">xyz</text:span>(10)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22">Изолированная функция – корректное выражение</text:p>
            <text:p text:style-name="P15">+<text:span text:style-name="T5">Независимо от имени функции</text:span></text:p>
            <text:p text:style-name="P19">Проверка правильности <text:span text:style-name="T13">интерпретации функциональных выражений</text:span></text:p>
          </table:table-cell>
          <table:table-cell table:style-name="Таблица1.E3" office:value-type="string">
            <text:p text:style-name="P31">Метод <text:span text:style-name="T13">эквивалентных классов</text:span></text:p>
          </table:table-cell>
        </table:table-row>
        <table:table-row table:style-name="Таблица1.2">
          <table:table-cell table:style-name="Таблица1.A3" office:value-type="string">
            <text:p text:style-name="P3">3. FunctionNameMayBeSeparatedFromBracesWithSpaces</text:p>
          </table:table-cell>
          <table:table-cell table:style-name="Таблица1.A3" office:value-type="string">
            <text:p text:style-name="P11"><text:span text:style-name="T13">a</text:span>bs (10)</text:p>
            <text:p text:style-name="P11"><text:span text:style-name="T13">log </text:span>(10)</text:p>
            <text:p text:style-name="P11"><text:span text:style-name="T13">xyz </text:span>(10)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21">Пробел между именем функции и списком ее параметров не должен приводить к критическим ошибкам</text:p>
          </table:table-cell>
          <table:table-cell table:style-name="Таблица1.E3" office:value-type="string">
            <text:p text:style-name="P4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4. IsolatedBracedExpressionIsCorrect</text:p>
          </table:table-cell>
          <table:table-cell table:style-name="Таблица1.A3" office:value-type="string">
            <text:p text:style-name="P21">(10)</text:p>
            <text:p text:style-name="P21">(100)</text:p>
            <text:p text:style-name="P21">(0)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21">Изолированное скобочное выражение – корректное выражение</text:p>
            <text:p text:style-name="P19">Проверка правильности <text:span text:style-name="T13">интерпретации скобочных выражений</text:span></text:p>
          </table:table-cell>
          <table:table-cell table:style-name="Таблица1.E3" office:value-type="string">
            <text:p text:style-name="P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8">5. UnaryOperatorWithOperandIsCorrect</text:p>
          </table:table-cell>
          <table:table-cell table:style-name="Таблица1.A3" office:value-type="string">
            <text:p text:style-name="P6">+2</text:p>
            <text:p text:style-name="P6">-10</text:p>
            <text:p text:style-name="P6">-0</text:p>
            <text:p text:style-name="P6">-abs(2)</text:p>
            <text:p text:style-name="P6">-(<text:span text:style-name="T13">2</text:span>)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21">Изолированный унарный оператор со своим операндом – корректное выражение</text:p>
            <text:p text:style-name="P21">+Независимо от операнда</text:p>
          </table:table-cell>
          <table:table-cell table:style-name="Таблица1.E3" office:value-type="string">
            <text:p text:style-name="P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7">6</text:span>. BinaryOperatorWithBothOperandsIsCorrect</text:p>
          </table:table-cell>
          <table:table-cell table:style-name="Таблица1.A3" office:value-type="string">
            <text:p text:style-name="P6">1 + 2</text:p>
            <text:p text:style-name="P6">1 - 2</text:p>
            <text:p text:style-name="P6">1 * 2</text:p>
            <text:p text:style-name="P6">1 / 2</text:p>
            <text:p text:style-name="P6">1 / abs(2)</text:p>
            <text:p text:style-name="P6">1 / (2)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21">Изолированный бинарный оператор со своим операндом – корректное выражение</text:p>
            <text:p text:style-name="P21">+Независимо от операнда</text:p>
          </table:table-cell>
          <table:table-cell table:style-name="Таблица1.E3" office:value-type="string">
            <text:p text:style-name="P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7. BinaryAndUnaryOperatorCompositionIsCorrect</text:span></text:p>
          </table:table-cell>
          <table:table-cell table:style-name="Таблица1.A3" office:value-type="string">
            <text:p text:style-name="P7">1 + -2</text:p>
            <text:p text:style-name="P7">1 - +2</text:p>
            <text:p text:style-name="P7">1 + +-2</text:p>
            <text:p text:style-name="P7">1 - -+2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18">Проверка правильности обработки <text:span text:style-name="T13">чередующихся унарных и бинарных операторов</text:span></text:p>
          </table:table-cell>
          <table:table-cell table:style-name="Таблица1.E3" office:value-type="string">
            <text:p text:style-name="P4">Метод предположения об ошибке</text:p>
            <text:p text:style-name="P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8. BracedUnaryOperatorWithOperandIsCorrect</text:span></text:p>
          </table:table-cell>
          <table:table-cell table:style-name="Таблица1.A3" office:value-type="string">
            <text:p text:style-name="P26"><text:span text:style-name="T14">(</text:span>+2<text:span text:style-name="T14">)</text:span></text:p>
            <text:p text:style-name="P26"><text:span text:style-name="T14">(</text:span>-10<text:span text:style-name="T14">)</text:span></text:p>
            <text:p text:style-name="P26"><text:span text:style-name="T14">(</text:span>-0<text:span text:style-name="T14">)</text:span></text:p>
            <text:p text:style-name="P26"><text:soft-page-break/><text:span text:style-name="T14">(</text:span>-abs(2)<text:span text:style-name="T14">)</text:span></text:p>
            <text:p text:style-name="P26"><text:span text:style-name="T14">(</text:span>-(<text:span text:style-name="T13">2</text:span>)<text:span text:style-name="T14">)</text:span>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19">Проверка правильности <text:span text:style-name="T13">интерпретации скобочных выражений</text:span></text:p>
          </table:table-cell>
          <table:table-cell table:style-name="Таблица1.E3" office:value-type="string">
            <text:p text:style-name="P4">Метод предположения об ошибке</text:p>
            <text:p text:style-name="P33"><text:soft-page-break/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4">9. BracedUnaryOperatorWithOperandIsCorrect</text:span></text:p>
          </table:table-cell>
          <table:table-cell table:style-name="Таблица1.A3" office:value-type="string">
            <text:p text:style-name="P25"><text:span text:style-name="T13">(</text:span>1 + 2<text:span text:style-name="T13">)</text:span></text:p>
            <text:p text:style-name="P25"><text:span text:style-name="T13">(</text:span>1 - 2<text:span text:style-name="T13">)</text:span></text:p>
            <text:p text:style-name="P25"><text:span text:style-name="T13">(</text:span>1 * 2<text:span text:style-name="T13">)</text:span></text:p>
            <text:p text:style-name="P25"><text:span text:style-name="T13">(</text:span>1 / 2<text:span text:style-name="T13">)</text:span></text:p>
            <text:p text:style-name="P25"><text:span text:style-name="T13">(</text:span>1 / abs(2)<text:span text:style-name="T13">)</text:span></text:p>
            <text:p text:style-name="P25"><text:span text:style-name="T13">(</text:span>1 / (2)<text:span text:style-name="T13">)</text:span>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19">Проверка правильности <text:span text:style-name="T13">интерпретации скобочных выражений</text:span></text:p>
          </table:table-cell>
          <table:table-cell table:style-name="Таблица1.E3" office:value-type="string">
            <text:p text:style-name="P4">Метод предположения об ошибке</text:p>
            <text:p text:style-name="P33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0. FunctionWrappedUnaryOperatorWithOperandIsCorrect</text:span></text:p>
          </table:table-cell>
          <table:table-cell table:style-name="Таблица1.A3" office:value-type="string">
            <text:p text:style-name="P26"><text:span text:style-name="T3">abs</text:span><text:span text:style-name="T14">(</text:span>+2<text:span text:style-name="T14">)</text:span></text:p>
            <text:p text:style-name="P26"><text:span text:style-name="T3">abs</text:span><text:span text:style-name="T14">(</text:span>-10<text:span text:style-name="T14">)</text:span></text:p>
            <text:p text:style-name="P26"><text:span text:style-name="T3">abs</text:span><text:span text:style-name="T14">(</text:span>-0<text:span text:style-name="T14">)</text:span></text:p>
            <text:p text:style-name="P26"><text:span text:style-name="T3">abs</text:span><text:span text:style-name="T14">(</text:span>-abs(2)<text:span text:style-name="T14">)</text:span></text:p>
            <text:p text:style-name="P26"><text:span text:style-name="T3">abs</text:span><text:span text:style-name="T14">(</text:span>-(<text:span text:style-name="T13">2</text:span>)<text:span text:style-name="T14">)</text:span>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19">Проверка правильности <text:span text:style-name="T13">интерпретации функциональных выражений</text:span></text:p>
          </table:table-cell>
          <table:table-cell table:style-name="Таблица1.E3" office:value-type="string">
            <text:p text:style-name="P4">Метод предположения об ошибке</text:p>
            <text:p text:style-name="P33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1. FunctionWrappedBracedBinaryOperatorWithOperandIsCorrect</text:span></text:p>
          </table:table-cell>
          <table:table-cell table:style-name="Таблица1.A3" office:value-type="string">
            <text:p text:style-name="P25"><text:span text:style-name="T3">abs</text:span><text:span text:style-name="T13">(</text:span>1 + 2<text:span text:style-name="T13">)</text:span></text:p>
            <text:p text:style-name="P25"><text:span text:style-name="T3">abs</text:span><text:span text:style-name="T13">(</text:span>1 - 2<text:span text:style-name="T13">)</text:span></text:p>
            <text:p text:style-name="P25"><text:span text:style-name="T3">abs</text:span><text:span text:style-name="T13">(</text:span>1 * 2<text:span text:style-name="T13">)</text:span></text:p>
            <text:p text:style-name="P25"><text:span text:style-name="T3">abs</text:span><text:span text:style-name="T13">(</text:span>1 / 2<text:span text:style-name="T13">)</text:span></text:p>
            <text:p text:style-name="P25"><text:span text:style-name="T3">abs</text:span><text:span text:style-name="T13">(</text:span>1 / abs(2)<text:span text:style-name="T13">)</text:span></text:p>
            <text:p text:style-name="P25"><text:span text:style-name="T3">abs</text:span><text:span text:style-name="T13">(</text:span>1 / (2)<text:span text:style-name="T13">)</text:span></text:p>
          </table:table-cell>
          <table:table-cell table:style-name="Таблица1.A3" office:value-type="string">
            <text:p text:style-name="P12">result_correct</text:p>
          </table:table-cell>
          <table:table-cell table:style-name="Таблица1.A3" office:value-type="string">
            <text:p text:style-name="P20">Проверка правильности <text:span text:style-name="T13">интерпретации функциональных выражений</text:span></text:p>
          </table:table-cell>
          <table:table-cell table:style-name="Таблица1.E3" office:value-type="string">
            <text:p text:style-name="P4">Метод предположения об ошибке</text:p>
            <text:p text:style-name="P33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2. MultipleBinaryOperatorsWithOperandsIsCorrect</text:span></text:p>
          </table:table-cell>
          <table:table-cell table:style-name="Таблица1.A3" office:value-type="string">
            <text:p text:style-name="P6">1 + 2 + 3</text:p>
            <text:p text:style-name="P6">1 - 2 / 3</text:p>
            <text:p text:style-name="P6">1 * 2 - 3</text:p>
          </table:table-cell>
          <table:table-cell table:style-name="Таблица1.A3" office:value-type="string">
            <text:p text:style-name="P13">result_correct</text:p>
          </table:table-cell>
          <table:table-cell table:style-name="Таблица1.A3" office:value-type="string">
            <text:p text:style-name="P28">Проверка правильности интерпретации последовательности операторных выражений</text:p>
          </table:table-cell>
          <table:table-cell table:style-name="Таблица1.E3" office:value-type="string">
            <text:p text:style-name="P5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3. ExpressionWithNestedBracesIsCorrect</text:span></text:p>
          </table:table-cell>
          <table:table-cell table:style-name="Таблица1.A3" office:value-type="string">
            <text:p text:style-name="P6">((1))</text:p>
            <text:p text:style-name="P6">(1 + (1))</text:p>
            <text:p text:style-name="P6">((1) + (1))</text:p>
          </table:table-cell>
          <table:table-cell table:style-name="Таблица1.A3" office:value-type="string">
            <text:p text:style-name="P13">result_correct</text:p>
          </table:table-cell>
          <table:table-cell table:style-name="Таблица1.A3" office:value-type="string">
            <text:p text:style-name="P20"><text:span text:style-name="T6">Проверка правильности </text:span><text:span text:style-name="T13">интерпретации скобочных выражений</text:span></text:p>
          </table:table-cell>
          <table:table-cell table:style-name="Таблица1.E3" office:value-type="string">
            <text:p text:style-name="P4">Метод предположения об ошибке</text:p>
            <text:p text:style-name="P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4. ExpressionWithNestedBracesOfFunctionsAndFunctionsThemselfIsCorrect</text:span></text:p>
          </table:table-cell>
          <table:table-cell table:style-name="Таблица1.A3" office:value-type="string">
            <text:p text:style-name="P26"><text:span text:style-name="T3">abs</text:span>((1))</text:p>
            <text:p text:style-name="P26"><text:span text:style-name="T3">abs</text:span>(1 + (1))</text:p>
            <text:p text:style-name="P26"><text:span text:style-name="T3">abs</text:span>((1) + (1))</text:p>
          </table:table-cell>
          <table:table-cell table:style-name="Таблица1.A3" office:value-type="string">
            <text:p text:style-name="P13">result_correct</text:p>
          </table:table-cell>
          <table:table-cell table:style-name="Таблица1.A3" office:value-type="string">
            <text:p text:style-name="P20"><text:span text:style-name="T10">Проверка правильности интерпретации скобочных и функциональных выражений</text:span>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5. ExpressionCombiningMultipleBraceTypesIsCorrect</text:span></text:p>
          </table:table-cell>
          <table:table-cell table:style-name="Таблица1.A3" office:value-type="string">
            <text:p text:style-name="P6">([{1}])</text:p>
            <text:p text:style-name="P6">{[(1)]}</text:p>
          </table:table-cell>
          <table:table-cell table:style-name="Таблица1.A3" office:value-type="string">
            <text:p text:style-name="P13">result_correct</text:p>
          </table:table-cell>
          <table:table-cell table:style-name="Таблица1.A3" office:value-type="string">
            <text:p text:style-name="P28">Скобки разного типа должны поддерживаться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1">16. FunctionsWithDifferentBraceTypesAreCorrect</text:span></text:p>
          </table:table-cell>
          <table:table-cell table:style-name="Таблица1.A3" office:value-type="string">
            <text:p text:style-name="P6">abs(1)</text:p>
            <text:p text:style-name="P6">abs[1]</text:p>
            <text:p text:style-name="P6">abs{1}</text:p>
          </table:table-cell>
          <table:table-cell table:style-name="Таблица1.A3" office:value-type="string">
            <text:p text:style-name="P13">result_correct</text:p>
          </table:table-cell>
          <table:table-cell table:style-name="Таблица1.A3" office:value-type="string">
            <text:p text:style-name="P28">Скобки разного типа должны поддерживаться в функциональных выражениях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ext:soft-page-break/>
        <table:table-row table:style-name="Таблица1.2">
          <table:table-cell table:style-name="Таблица1.A3" office:value-type="string">
            <text:p text:style-name="P3"><text:span text:style-name="T11">17. BinaryOperatorWithoutFirstOperandIsIncorrect</text:span></text:p>
          </table:table-cell>
          <table:table-cell table:style-name="Таблица1.A3" office:value-type="string">
            <text:p text:style-name="P6">* 1</text:p>
            <text:p text:style-name="P6">/ 1</text:p>
          </table:table-cell>
          <table:table-cell table:style-name="Таблица1.A3" office:value-type="string">
            <text:p text:style-name="P13">result_<text:span text:style-name="T14">unexpected_token</text:span></text:p>
          </table:table-cell>
          <table:table-cell table:style-name="Таблица1.A3" office:value-type="string">
            <text:p text:style-name="P28">Бинарный оператор должен требовать оба своих аргумента</text:p>
          </table:table-cell>
          <table:table-cell table:style-name="Таблица1.E3" office:value-type="string">
            <text:p text:style-name="P35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0">18. BinaryOperatorWithoutSecondOperandIsIncorrect</text:p>
          </table:table-cell>
          <table:table-cell table:style-name="Таблица1.A3" office:value-type="string">
            <text:p text:style-name="P6">1 *</text:p>
            <text:p text:style-name="P6">1 /</text:p>
            <text:p text:style-name="P6">1 +</text:p>
            <text:p text:style-name="P6">1 -</text:p>
          </table:table-cell>
          <table:table-cell table:style-name="Таблица1.A3" office:value-type="string">
            <text:p text:style-name="P13">result_<text:span text:style-name="T14">unexpected_token</text:span></text:p>
          </table:table-cell>
          <table:table-cell table:style-name="Таблица1.A3" office:value-type="string">
            <text:p text:style-name="P28">Бинарный оператор должен требовать оба своих аргумента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0">19. IsolatedOperatorIsIncorrect</text:p>
          </table:table-cell>
          <table:table-cell table:style-name="Таблица1.A3" office:value-type="string">
            <text:p text:style-name="P6">*</text:p>
            <text:p text:style-name="P6">/</text:p>
            <text:p text:style-name="P6">+</text:p>
            <text:p text:style-name="P6">-</text:p>
          </table:table-cell>
          <table:table-cell table:style-name="Таблица1.A3" office:value-type="string">
            <text:p text:style-name="P13">result_<text:span text:style-name="T14">unexpected_token</text:span></text:p>
          </table:table-cell>
          <table:table-cell table:style-name="Таблица1.A3" office:value-type="string">
            <text:p text:style-name="P28">Изолированный оператор – некорректное выражение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0">20. SequenceOfBinaryOperatorsIsIncorrect</text:p>
          </table:table-cell>
          <table:table-cell table:style-name="Таблица1.A3" office:value-type="string">
            <text:p text:style-name="P6">1 ** 1</text:p>
            <text:p text:style-name="P6">1 /* 1</text:p>
            <text:p text:style-name="P6">1 +/ 1</text:p>
            <text:p text:style-name="P6">1 -* 1</text:p>
          </table:table-cell>
          <table:table-cell table:style-name="Таблица1.A3" office:value-type="string">
            <text:p text:style-name="P13">result_<text:span text:style-name="T14">unexpected_token</text:span></text:p>
          </table:table-cell>
          <table:table-cell table:style-name="Таблица1.A3" office:value-type="string">
            <text:p text:style-name="P28">Бинарный оператор должен требовать оба своих аргумента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0">21. FunctionNameWithoutBracesIsIncorrect</text:p>
          </table:table-cell>
          <table:table-cell table:style-name="Таблица1.A3" office:value-type="string">
            <text:p text:style-name="P6">abs</text:p>
          </table:table-cell>
          <table:table-cell table:style-name="Таблица1.A3" office:value-type="string">
            <text:p text:style-name="P13">result_<text:span text:style-name="T14">unexpected_token</text:span></text:p>
          </table:table-cell>
          <table:table-cell table:style-name="Таблица1.A3" office:value-type="string">
            <text:p text:style-name="P28">Изолированное имя (функции) – некорректное выражение</text:p>
          </table:table-cell>
          <table:table-cell table:style-name="Таблица1.E3" office:value-type="string">
            <text:p text:style-name="P34">Метод предположения об ошибке</text:p>
            <text:p text:style-name="P34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0">22. FunctionWithNoArgumentsIsIncorrect</text:p>
          </table:table-cell>
          <table:table-cell table:style-name="Таблица1.A3" office:value-type="string">
            <text:p text:style-name="P15">abs()</text:p>
          </table:table-cell>
          <table:table-cell table:style-name="Таблица1.A3" office:value-type="string">
            <text:p text:style-name="P13">result_<text:span text:style-name="T14">unexpected_token</text:span></text:p>
          </table:table-cell>
          <table:table-cell table:style-name="Таблица1.A3" office:value-type="string">
            <text:p text:style-name="P28">Функция без аргументов – некорректное выражение</text:p>
          </table:table-cell>
          <table:table-cell table:style-name="Таблица1.E3" office:value-type="string">
            <text:p text:style-name="P36">Метод предположения об ошибке</text:p>
            <text:p text:style-name="P36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1">23. EmptyBracesIsIncorrect</text:p>
          </table:table-cell>
          <table:table-cell table:style-name="Таблица1.A3" office:value-type="string">
            <text:p text:style-name="P30">()</text:p>
          </table:table-cell>
          <table:table-cell table:style-name="Таблица1.A3" office:value-type="string">
            <text:p text:style-name="P14">result_<text:span text:style-name="T14">unexpected_token</text:span></text:p>
          </table:table-cell>
          <table:table-cell table:style-name="Таблица1.A3" office:value-type="string">
            <text:p text:style-name="P29"><text:span text:style-name="T15">Пустые скобки</text:span> – некорректное выражение</text:p>
          </table:table-cell>
          <table:table-cell table:style-name="Таблица1.E3" office:value-type="string">
            <text:p text:style-name="P36">Метод предположения об ошибке</text:p>
            <text:p text:style-name="P36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1">24. UnbalancedBracesIsIncorrect</text:p>
          </table:table-cell>
          <table:table-cell table:style-name="Таблица1.A3" office:value-type="string">
            <text:p text:style-name="P6">(</text:p>
            <text:p text:style-name="P6">((1)</text:p>
            <text:p text:style-name="P6">(1))</text:p>
            <text:p text:style-name="P6">)</text:p>
            <text:p text:style-name="P6">([1]</text:p>
            <text:p text:style-name="P6">([{1}]</text:p>
          </table:table-cell>
          <table:table-cell table:style-name="Таблица1.A3" office:value-type="string">
            <text:p text:style-name="P14">result_<text:span text:style-name="T14">unbalanced_braces</text:span></text:p>
          </table:table-cell>
          <table:table-cell table:style-name="Таблица1.A3" office:value-type="string">
            <text:p text:style-name="P30">Непарные скобки</text:p>
          </table:table-cell>
          <table:table-cell table:style-name="Таблица1.E3" office:value-type="string">
            <text:p text:style-name="P36">Метод предположения об ошибке</text:p>
            <text:p text:style-name="P36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1">25. UnmatchedBracesIsIncorrect</text:p>
          </table:table-cell>
          <table:table-cell table:style-name="Таблица1.A3" office:value-type="string">
            <text:p text:style-name="P6">(1]</text:p>
            <text:p text:style-name="P6">{1]</text:p>
            <text:p text:style-name="P6">({1)}</text:p>
            <text:p text:style-name="P6"><text:soft-page-break/>([{1)]}</text:p>
          </table:table-cell>
          <table:table-cell table:style-name="Таблица1.A3" office:value-type="string">
            <text:p text:style-name="P14">result_<text:span text:style-name="T14">unmatched_braces</text:span></text:p>
          </table:table-cell>
          <table:table-cell table:style-name="Таблица1.A3" office:value-type="string">
            <text:p text:style-name="P30">Разные типы открывающей и закрывающей скобок</text:p>
          </table:table-cell>
          <table:table-cell table:style-name="Таблица1.E3" office:value-type="string">
            <text:p text:style-name="P36">Метод предположения об ошибке</text:p>
            <text:p text:style-name="P36"><text:span text:style-name="T12">М</text:span>етод <text:soft-page-break/>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1">26. UnbalancedBracesInFunctionIsIncorrect</text:p>
          </table:table-cell>
          <table:table-cell table:style-name="Таблица1.A3" office:value-type="string">
            <text:p text:style-name="P6"><text:span text:style-name="T4">abs</text:span>(</text:p>
            <text:p text:style-name="P27"><text:span text:style-name="T4">abs</text:span>((1)</text:p>
            <text:p text:style-name="P27"><text:span text:style-name="T4">abs</text:span>(1))</text:p>
            <text:p text:style-name="P27"><text:span text:style-name="T4">abs</text:span>([1]</text:p>
            <text:p text:style-name="P27"><text:span text:style-name="T4">abs</text:span>([{1}]</text:p>
          </table:table-cell>
          <table:table-cell table:style-name="Таблица1.A3" office:value-type="string">
            <text:p text:style-name="P14">result_<text:span text:style-name="T14">unbalanced_braces</text:span></text:p>
          </table:table-cell>
          <table:table-cell table:style-name="Таблица1.A3" office:value-type="string">
            <text:p text:style-name="P30">Непарные скобки</text:p>
          </table:table-cell>
          <table:table-cell table:style-name="Таблица1.E3" office:value-type="string">
            <text:p text:style-name="P36">Метод предположения об ошибке</text:p>
            <text:p text:style-name="P36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41">27. UnmatchedBracesInFunctionIsIncorrect</text:p>
          </table:table-cell>
          <table:table-cell table:style-name="Таблица1.A3" office:value-type="string">
            <text:p text:style-name="P27"><text:span text:style-name="T4">abs</text:span>(1]</text:p>
            <text:p text:style-name="P27"><text:span text:style-name="T4">abs</text:span>{1]</text:p>
            <text:p text:style-name="P27"><text:span text:style-name="T4">abs</text:span>({1)}</text:p>
            <text:p text:style-name="P27"><text:span text:style-name="T4">abs</text:span>([{1)]}</text:p>
          </table:table-cell>
          <table:table-cell table:style-name="Таблица1.A3" office:value-type="string">
            <text:p text:style-name="P14">result_<text:span text:style-name="T14">unmatched_braces</text:span></text:p>
          </table:table-cell>
          <table:table-cell table:style-name="Таблица1.A3" office:value-type="string">
            <text:p text:style-name="P30">Разные типы открывающей и закрывающей скобок</text:p>
          </table:table-cell>
          <table:table-cell table:style-name="Таблица1.E3" office:value-type="string">
            <text:p text:style-name="P36">Метод предположения об ошибке</text:p>
            <text:p text:style-name="P36"><text:span text:style-name="T12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17">28. RandomVariousComplexCorrectExpresions</text:p>
          </table:table-cell>
          <table:table-cell table:style-name="Таблица1.A3" office:value-type="string">
            <text:p text:style-name="P6">-(-1 + 5) / ln[(1 - abs(-1)) / (1 - exp{4 / 5})]</text:p>
          </table:table-cell>
          <table:table-cell table:style-name="Таблица1.A3" office:value-type="string">
            <text:p text:style-name="P14">result_correct</text:p>
          </table:table-cell>
          <table:table-cell table:style-name="Таблица1.A3" office:value-type="string">
            <text:p text:style-name="P30">Способность воспринимать сложные длинные выражения</text:p>
          </table:table-cell>
          <table:table-cell table:style-name="Таблица1.E3" office:value-type="string">
            <text:p text:style-name="P36">Метод предположения об ошибке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Мой_20_подзаголовок" style:display-name="Мой подзаголовок" style:family="paragraph" style:parent-style-name="Текст1">
      <style:paragraph-properties fo:margin-top="0.212cm" fo:margin-bottom="0cm" loext:contextual-spacing="false" fo:text-align="justify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85cm" fo:margin-bottom="2.0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41:56.482000000</meta:creation-date>
    <dc:date>2018-12-15T14:25:47.384000000</dc:date>
    <meta:editing-duration>PT31M57S</meta:editing-duration>
    <meta:editing-cycles>6</meta:editing-cycles>
    <meta:generator>LibreOffice/6.1.1.2$Windows_X86_64 LibreOffice_project/5d19a1bfa650b796764388cd8b33a5af1f5baa1b</meta:generator>
    <meta:document-statistic meta:table-count="1" meta:image-count="0" meta:object-count="0" meta:page-count="4" meta:paragraph-count="243" meta:word-count="647" meta:character-count="5517" meta:non-whitespace-character-count="5104"/>
  </office:meta>
</office:document-meta>
</file>